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Normální" style:family="paragraph">
      <style:text-properties fo:background-color="#FFFF00"/>
    </style:style>
    <style:style style:name="P20" style:parent-style-name="Normální" style:family="paragraph">
      <style:text-properties fo:background-color="#FFFF00"/>
    </style:style>
    <style:style style:name="P21" style:parent-style-name="Normální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/2018<text:bookmark-end text:name="Text14"/></text:p>
            <text:p text:style-name="Normální">KVOP-4064/2018<text:bookmark-end text:name="Text2"/></text:p>
            <text:p text:style-name="Normální"><text:bookmark-start text:name="Text6"/>25. 01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/text:p>
            <text:p text:style-name="Normální"><text:s text:c="5"/><text:bookmark-end text:name="Text8"/></text:p>
            <text:p text:style-name="Normální">JUDr. J. T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doktore,</text:p>
      <text:p text:style-name="Základnítext">dne 12. 1. 208 byla do Kanceláře veřejného ochránce práv doručena Vaše žádost podle zákona č. 106/1999 Sb., o svobodném přístupu k informacím, ve znění pozdějších předpisů, kterou žádáte<text:s/>o sdělení, zda jsou někde uveřejněny kauzy 4408/2011/EHŠ a 7743/2014/AŽ, popř. žádáte o jejich zaslání.</text:p>
      <text:p text:style-name="Základnítext">Ve smyslu zákona o svobodném přístupu k informacím,<text:s/><text:span text:style-name="Silné">se poskytují níže uvedené informace</text:span>:</text:p>
      <text:list text:style-name="LFO4" text:continue-numbering="true">
        <text:list-item>
          <text:p text:style-name="P17">Kauza vedená pod sp. zn. 4408/2011/VOP/EHŠ není zveřejněna; zprávu o šetření veřejné ochránkyně práv přikládám v anonymizované podobě.</text:p>
        </text:list-item>
        <text:list-item>
          <text:p text:style-name="P18">Zpráva o šetření ve věci vedené pod sp. zn. 7743/2014/VOP/AŽ je dostupná v Evidenci stanovisek ochrance (ESO) prostřednictvím následujícího hypertextového odkazu:<text:s/><text:a xlink:href="http://eso.ochrance.cz/Nalezene/Edit/5134" office:target-frame-name="_top" xlink:show="replace"><text:span text:style-name="Hypertextovýodkaz">http://eso.ochrance.cz/Nalezene/Edit/5134</text:span></text:a>. Anonymizovaný text zprávy též přikládám.</text:p>
        </text:list-item>
      </text:list>
      <text:p text:style-name="Základnítext">S pozdravem</text:p>
      <text:p text:style-name="Základnítext"/>
      <text:p text:style-name="Základnítext"/>
      <text:p text:style-name="podpis">Mgr. Petra Zdražilová v. r.</text:p>
      <text:p text:style-name="podpis">ředitelka právní sekce</text:p>
      <text:p text:style-name="podpis">(dopis je opatřen elektronickým podpisem)</text:p>
      <text:p text:style-name="P19"/>
      <text:p text:style-name="P20"/>
      <text:p text:style-name="P21"/>
      <text:p text:style-name="Příloha">Příloha:</text:p>
      <text:p text:style-name="Normální">Zpráva<text:s/>sp. zn. 4408/2011/VOP/EHŠ</text:p>
      <text:p text:style-name="Normální">Zpráva sp. zn. 7743/2014/VOP/AŽ</text:p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8PEY*</text:span>*KVOPX0088PEY*</text:p>
        <text:p text:style-name="P12"><text:span text:style-name="T13">KVOPX0088PEY</text:span>KVOPX0088PEY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2-12T09:52:00Z</meta:creation-date>
    <dc:date>2018-02-12T09:52:00Z</dc:date>
    <meta:print-date>2016-06-27T08:08:00Z</meta:print-date>
    <meta:template xlink:href="KVOP_dopis%20vedoucího" xlink:type="simple"/>
    <meta:editing-cycles>2</meta:editing-cycles>
    <meta:editing-duration>PT180S</meta:editing-duration>
    <meta:user-defined meta:name="ContentTypeId">0x010100D3A71DC738674B4893D02C4CA0E22FAC</meta:user-defined>
    <meta:document-statistic meta:page-count="1" meta:paragraph-count="2" meta:word-count="181" meta:character-count="1252" meta:row-count="8" meta:non-whitespace-character-count="1073"/>
  </office:meta>
</office:document-meta>
</file>